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bcac2" style:language-asian="zxx" style:country-asian="none" style:language-complex="zxx" style:country-complex="none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font-style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fo:color="#c9211e" loext:opacity="100%" fo:font-weight="bold" fo:background-color="#ff0000" loext:char-shading-value="0" style:font-weight-asian="bold" style:font-weight-complex="bold"/>
    </style:style>
    <style:style style:name="T9" style:family="text">
      <style:text-properties fo:color="#c9211e" loext:opacity="100%" fo:font-weight="bold" fo:background-color="#ff0000" loext:char-shading-value="0" style:font-weight-asian="bold" style:font-weight-complex="bold"/>
    </style:style>
    <style:style style:name="T10" style:family="text">
      <style:text-properties fo:color="#c9211e" loext:opacity="100%" fo:font-weight="bold" fo:background-color="transparent" loext:char-shading-value="0" style:font-weight-asian="bold" style:font-weight-complex="bold"/>
    </style:style>
    <style:style style:name="T11" style:family="text">
      <style:text-properties fo:color="#c9211e" loext:opacity="100%" style:text-underline-style="solid" style:text-underline-width="auto" style:text-underline-color="#ff0000" fo:font-weight="bold" style:font-weight-asian="bold" style:font-weight-complex="bold"/>
    </style:style>
    <style:style style:name="T12" style:family="text">
      <style:text-properties fo:color="#000000" loext:opacity="100%" style:text-underline-style="solid" style:text-underline-width="auto" style:text-underline-color="#ff0000" fo:font-weight="bold" style:font-weight-asian="bold" style:font-weight-complex="bold"/>
    </style:style>
    <style:style style:name="T13" style:family="text">
      <style:text-properties fo:color="#000000" loext:opacity="100%" style:text-underline-style="solid" style:text-underline-width="auto" style:text-underline-color="#ff0000" fo:font-weight="bold" officeooo:rsid="001bcac2" style:font-weight-asian="bold" style:font-weight-complex="bold"/>
    </style:style>
    <style:style style:name="T14" style:family="text">
      <style:text-properties fo:color="#000000" loext:opacity="100%" style:text-underline-style="solid" style:text-underline-width="auto" style:text-underline-color="#ff0000" fo:font-weight="bold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 (<text:span text:style-name="T4">User_ID</text:span>,Email,Pwd,Phone, Place, Area)</text:p>
      <text:p text:style-name="P1"><text:tab/>Owner(<text:span text:style-name="T12">User_ID</text:span>)</text:p>
      <text:p text:style-name="P2"><text:tab/>Carer(<text:span text:style-name="T14">User_ID</text:span>,Rating,Status,ID_Doc,Descr)</text:p>
      <text:p text:style-name="P1"/>
      <text:p text:style-name="P2">Pet(<text:span text:style-name="T4">Pet_ID</text:span>,<text:span text:style-name="T12">User</text:span><text:span text:style-name="T13">_Owner</text:span><text:span text:style-name="T12">_ID</text:span>,Descr,Type)</text:p>
      <text:p text:style-name="P1"/>
      <text:p text:style-name="P2">Request(<text:span text:style-name="T4">Request_ID</text:span>, <text:span text:style-name="T12">User</text:span><text:span text:style-name="T13">_Owner</text:span><text:span text:style-name="T12">_ID</text:span>, <text:span text:style-name="T12">User</text:span><text:span text:style-name="T13">_Carer</text:span><text:span text:style-name="T12">_ID</text:span>, Amount, Date_Time, Status)</text:p>
      <text:p text:style-name="P1"/>
      <text:p text:style-name="P2">Requests_Pets(<text:span text:style-name="T13">Request</text:span><text:span text:style-name="T12">_ID</text:span>, <text:span text:style-name="T13">Pet</text:span><text:span text:style-name="T12">_ID</text:span>)</text:p>
      <text:p text:style-name="P1"/>
      <text:p text:style-name="P1">/*Chat(User_ID,User_ID,msg,date_time)*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5T09:38:07</meta:creation-date>
    <dc:date>2024-01-25T09:46:39.471000000</dc:date>
    <meta:editing-duration>PT8M33S</meta:editing-duration>
    <meta:editing-cycles>1</meta:editing-cycles>
    <meta:document-statistic meta:table-count="0" meta:image-count="0" meta:object-count="0" meta:page-count="1" meta:paragraph-count="7" meta:word-count="16" meta:character-count="284" meta:non-whitespace-character-count="273"/>
    <meta:generator>LibreOffice/7.5.3.2$Windows_X86_64 LibreOffice_project/9f56dff12ba03b9acd7730a5a481eea045e468f3</meta:generator>
  </office:meta>
</office:document-meta>
</file>